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tzer:</text:p>
      <text:list xml:id="list7727380822504772825" text:style-name="L1">
        <text:list-item>
          <text:p text:style-name="P1">Account erstellen</text:p>
        </text:list-item>
        <text:list-item>
          <text:p text:style-name="P1">Account löschen?</text:p>
        </text:list-item>
        <text:list-item>
          <text:p text:style-name="P1">Gruppe beitreten</text:p>
        </text:list-item>
        <text:list-item>
          <text:p text:style-name="P1">Gruppe erstellen</text:p>
        </text:list-item>
        <text:list-item>
          <text:p text:style-name="P1">Fragen aus einer Gruppe starten</text:p>
        </text:list-item>
        <text:list-item>
          <text:p text:style-name="P1">globale Fragen starten</text:p>
        </text:list-item>
        <text:list-item>
          <text:p text:style-name="P1">persönlichen Fragenkatalog starten</text:p>
        </text:list-item>
        <text:list-item>
          <text:p text:style-name="P1">Fragen melden</text:p>
        </text:list-item>
        <text:list-item>
          <text:p text:style-name="P1">Gruppen melden</text:p>
        </text:list-item>
        <text:list-item>
          <text:p text:style-name="P1">User melden</text:p>
        </text:list-item>
        <text:list-item>
          <text:p text:style-name="P1">Beigetretene Gruppen anzeigen lassen</text:p>
        </text:list-item>
        <text:list-item>
          <text:p text:style-name="P1">Nutzer-Statistiken anzeigen lassen</text:p>
        </text:list-item>
        <text:list-item>
          <text:p text:style-name="P1">andere Nutzer suchen</text:p>
        </text:list-item>
        <text:list-item>
          <text:p text:style-name="P1">Fragen einer Gruppe hinzufügen</text:p>
        </text:list-item>
        <text:list-item>
          <text:p text:style-name="P1">Fragen zum persönlichen Fragenkatalog hinzufügen</text:p>
        </text:list-item>
        <text:list-item>
          <text:p text:style-name="P1">?</text:p>
        </text:list-item>
      </text:list>
      <text:p text:style-name="Standard"/>
      <text:p text:style-name="Standard">Moderator (&lt; Nutzer):</text:p>
      <text:list xml:id="list5358993751782295218" text:style-name="L2">
        <text:list-item>
          <text:p text:style-name="P2">Gemeldete Fragen bearbeiten (löschen/ändern)</text:p>
        </text:list-item>
        <text:list-item>
          <text:p text:style-name="P2">Nutzer für Gruppe freischalten (oder über PW)</text:p>
        </text:list-item>
        <text:list-item>
          <text:p text:style-name="P2">Gruppenmitglieder zu weiterem Moderator machen</text:p>
        </text:list-item>
        <text:list-item>
          <text:p text:style-name="P2">Gruppen-Statistiken anzeigen lassen (← zu Nutzer?)</text:p>
        </text:list-item>
        <text:list-item>
          <text:p text:style-name="P2">?</text:p>
          <text:p text:style-name="P2"/>
        </text:list-item>
      </text:list>
      <text:p text:style-name="Standard">Administrator:</text:p>
      <text:list xml:id="list472263624757152090" text:style-name="L3">
        <text:list-item>
          <text:p text:style-name="P3">Gemeldete Gruppen bearbeiten (löschen/ändern)</text:p>
        </text:list-item>
        <text:list-item>
          <text:p text:style-name="P3">Gemeldete User bearbeiten (löschen/ändern)</text:p>
        </text:list-item>
        <text:list-item>
          <text:p text:style-name="P3">globale Fragen hinzufügen</text:p>
        </text:list-item>
        <text:list-item>
          <text:p text:style-name="P3">Neue Administratoren ernennen</text:p>
        </text:list-item>
        <text:list-item>
          <text:p text:style-name="P3"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9" meta:word-count="114" meta:character-count="755"/>
    <dc:date>2014-10-18T21:38:32.67</dc:date>
    <dc:creator>Daniel H</dc:creator>
    <meta:generator>OpenOffice/4.0.1$Win32 OpenOffice.org_project/401m5$Build-9714</meta:generator>
  </office:meta>
</office:document-meta>
</file>